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058cm"/>
    </style:style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3.214cm"/>
    </style:style>
    <style:style style:name="ro1" style:family="table-row">
      <style:table-row-properties style:row-height="1.33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LOM_5f_Hephestos_20_2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99ffff" style:text-align-source="fix" style:repeat-content="false" fo:border-left="0.002cm solid #000000" fo:border-right="none" fo:border-top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order-bottom="none" fo:background-color="#99ff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99ffff" style:text-align-source="fix" style:repeat-content="false" fo:wrap-option="wrap" fo:border-left="0.002cm solid #000000" fo:border-right="0.002cm solid #000000" fo:border-top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OM_Hephestos 2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1021" table:default-cell-style-name="Default"/>
        <table:table-row table:style-name="ro1">
          <table:table-cell table:style-name="ce1" office:value-type="string">
            <text:p>Generic Component</text:p>
          </table:table-cell>
          <table:table-cell table:style-name="ce6" office:value-type="string">
            <text:p>Dossage</text:p>
          </table:table-cell>
          <table:table-cell table:style-name="ce7" office:value-type="string">
            <text:p><text:s/>Dossage Type[units/grams/meters]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ticker hot nozzle for Hephestos 2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Sticker cautions for Hephestos 2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Assembly guide Hephestos 2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Warranty Hephestos 2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Toolbox Hephestos 2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Precision Needle 0.4mm diameter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Allen key long arm with ball end (diameter 2mm)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Allen key long arm with ball end (diameter 2.5mm)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Allen key long arm with ball end (diameter 3mm)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M3x6 Screw - DIN-912 Class 8.8 Silver</text:p>
          </table:table-cell>
          <table:table-cell office:value-type="float" office:value="53">
            <text:p>53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M3x8 Screw - DIN-912 Class 8.8 Silver</text:p>
          </table:table-cell>
          <table:table-cell office:value-type="float" office:value="31">
            <text:p>3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M3x12 Screw - DIN-912 Class 8.8 Silver</text:p>
          </table:table-cell>
          <table:table-cell office:value-type="float" office:value="10">
            <text:p>10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M3x20 Screw - DIN-912 Class 8.8 Silver</text:p>
          </table:table-cell>
          <table:table-cell office:value-type="float" office:value="3">
            <text:p>3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M4x6 Screw - ISO 7380 Silver</text:p>
          </table:table-cell>
          <table:table-cell office:value-type="float" office:value="3">
            <text:p>3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M4x10 Screw - DIN-912 Class 8.8 Silver</text:p>
          </table:table-cell>
          <table:table-cell office:value-type="float" office:value="38">
            <text:p>38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M4x20 Screw - DIN-912 Class 8.8 Silver</text:p>
          </table:table-cell>
          <table:table-cell office:value-type="float" office:value="3">
            <text:p>3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M4x25 Screw - DIN-912 Class 8.8 Silver</text:p>
          </table:table-cell>
          <table:table-cell office:value-type="float" office:value="3">
            <text:p>3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Espatula carrocero 80mm forum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Eccentric levers K0005.9511103 (Stainless steel, M3, with internal thread)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Adjustable foot articulated (M8 type, long: 18mm, Ref: 499423)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Almohadilla_tuerca_ejeZ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Spring (long: 20mm, Outside diameter: 6mm, Wire thickness: 0.8mm)</text:p>
          </table:table-cell>
          <table:table-cell office:value-type="float" office:value="3">
            <text:p>3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Spring (long: 3.5mm, Outside diameter: 6mm, Wire thickness: 0.8mm)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Esparrago M4x5 -ISO-4026/DIN-913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Pomo moleteado DIN 467</text:p>
          </table:table-cell>
          <table:table-cell office:value-type="float" office:value="3">
            <text:p>3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Nitrile gloves (no dust)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PTFE 26mm tube for DDG Extruder HotEnd</text:p>
          </table:table-cell>
          <table:table-cell office:value-type="float" office:value="5">
            <text:p>5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Bobinas PE baja densidad ancho 300mm</text:p>
          </table:table-cell>
          <table:table-cell office:value-type="float" office:value="9">
            <text:p>9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Anti vibration and scratches rubber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Zum Mega 3D vHPH2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bqZUM LCD Smart Controller Set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bq ZUM LCD 20 ways flat cable 650mm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SDCard 4Gb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Endstop HPH2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Zum Inductive Leveler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Zum Mega 3D Thermal Pad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On/off button and cable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Motor Y cable (L=0.12m)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Motor Z right cable (L=0.43m)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Motor Z left cable (L=0.25m)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Endstop Y cable (L=0.35m)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DDG Extruder Set with JST male connectors (Hephestos)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DDG Hotend Set with JST male connectors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Nema17, 12VDC, 4000g.cm</text:p>
          </table:table-cell>
          <table:table-cell office:value-type="float" office:value="4">
            <text:p>4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Frame plate HPH2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Motor Axis Y plate HPH2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Motor Axis Z left plate HPH2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Motor Axis Z right plate HPH2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Extruder plate HPH2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Aluminium Flexible Shaft Coupling 5 to 5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GT2 Pulley 20 dientes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HIWIN rail + slide (Cod: MGN9H1R280Z0CM)</text:p>
          </table:table-cell>
          <table:table-cell office:value-type="float" office:value="3">
            <text:p>3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GT2 belt closed 940mm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GT2 belt closed 800mm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d8x149MM-CROMAD Smooth rod M4 Inner threaded</text:p>
          </table:table-cell>
          <table:table-cell office:value-type="float" office:value="4">
            <text:p>4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d8x440MM-CROMAD Smooth rod M4 Inner threaded</text:p>
          </table:table-cell>
          <table:table-cell office:value-type="float" office:value="4">
            <text:p>4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Methacrylate bar spacer </text:p>
          </table:table-cell>
          <table:table-cell office:value-type="float" office:value="4">
            <text:p>4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Bar collar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Axis X HPH2 - Steel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Tensioner HPH2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Front plate HPH2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Back plate HPH2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Left electronics box plate HPH2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Right electronics box plate HPH2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Fastener plate HPH2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Igus M5 spindle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Nuts for Igus M5 spindle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Linear Balls Bearing SC8UU</text:p>
          </table:table-cell>
          <table:table-cell office:value-type="float" office:value="3">
            <text:p>3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Pulley tensioner GT2-20T-6-13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X block for HIWIN slide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Z block for HIWIN slide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Cable holder TC-30-1-01BK</text:p>
          </table:table-cell>
          <table:table-cell office:value-type="float" office:value="5">
            <text:p>5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Orange methacrylate HPH2 X axis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Orange methacrylate HPH2 spooler</text:p>
          </table:table-cell>
          <table:table-cell office:value-type="float" office:value="3">
            <text:p>3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Orange methacrylate HPH2 electronics box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LCD button encoder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Glass basecoat (thickness: 3mm, White, 320x220)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Double-sided adhesive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Glass adjustment plate HPH2</text:p>
          </table:table-cell>
          <table:table-cell office:value-type="float" office:value="2">
            <text:p>2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HPH2 cables with chain stitch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Base plate HPH2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Top base plate HPH2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Spooler plate HPH2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Zum Mega 3D heat sink plate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office:value-type="string">
            <text:p>Power supply 8A - 12V</text:p>
          </table:table-cell>
          <table:table-cell office:value-type="float" office:value="1">
            <text:p>1</text:p>
          </table:table-cell>
          <table:table-cell office:value-type="string">
            <text:p>units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U AC cable 1M 3pi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units</text:p>
          </table:table-cell>
          <table:table-cell table:number-columns-repeated="1021"/>
        </table:table-row>
        <table:table-row table:style-name="ro2" table:number-rows-repeated="5">
          <table:table-cell table:style-name="Default" table:number-columns-repeated="3"/>
          <table:table-cell table:number-columns-repeated="1021"/>
        </table:table-row>
        <table:table-row table:style-name="ro2" table:number-rows-repeated="2">
          <table:table-cell table:style-name="ce5"/>
          <table:table-cell table:style-name="Default" table:number-columns-repeated="2"/>
          <table:table-cell table:number-columns-repeated="1021"/>
        </table:table-row>
        <table:table-row table:style-name="ro2" table:number-rows-repeated="13">
          <table:table-cell table:style-name="ce5"/>
          <table:table-cell table:style-name="Default" table:number-columns-repeated="2"/>
          <table:table-cell table:style-name="ce8"/>
          <table:table-cell table:number-columns-repeated="1020"/>
        </table:table-row>
        <table:table-row table:style-name="ro2" table:number-rows-repeated="2">
          <table:table-cell table:style-name="ce5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5"/>
          <table:table-cell table:style-name="Default" table:number-columns-repeated="2"/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5b9bd5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dcdea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9dc3e6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105cm double #5b9bd5" style:border-line-width-bottom="0.035cm 0.035cm 0.035cm" style:diagonal-bl-tr="none" style:diagonal-tl-br="none" fo:border-left="none" fo:border-right="none" style:rotation-align="none" fo:border-top="0.035cm solid #5b9bd5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30/11/2015</text:date>, <text:time>13:04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OM_5f_Hephestos_20_2" style:display-name="PageStyle_LOM_Hephestos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30T13:04:17.91</dc:date>
    <meta:document-statistic meta:table-count="1" meta:cell-count="261" meta:object-count="0"/>
    <meta:generator>OpenOffice/4.1.1$Win32 OpenOffice.org_project/411m6$Build-9775</meta:generator>
  </office:meta>
</office:document-meta>
</file>